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K2];[.K4];[.K11])" office:value-type="float" office:value="59800" calcext:value-type="float">
            <text:p>5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M10]-[.H29]" office:value-type="float" office:value="21200" calcext:value-type="float">
            <text:p>212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 table:number-columns-repeated="2"/>
          <table:table-cell table:style-name="ce51" office:value-type="float" office:value="22100" calcext:value-type="float">
            <text:p>22100</text:p>
          </table:table-cell>
          <table:table-cell table:number-columns-repeated="2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2:13:17.072207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5T12:13:42.532521879</dc:date>
    <meta:editing-duration>P3DT16H15M31S</meta:editing-duration>
    <meta:editing-cycles>1611</meta:editing-cycles>
    <meta:generator>LibreOffice/4.2.8.2$Linux_X86_64 LibreOffice_project/420m0$Build-2</meta:generator>
    <meta:document-statistic meta:table-count="11" meta:cell-count="3838" meta:object-count="0"/>
  </office:meta>
</office:document-meta>
</file>